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ext_20_body">
      <style:paragraph-properties fo:margin-top="0.5902in" fo:margin-bottom="0.0402in" fo:text-align="center" style:justify-single-word="false" fo:orphans="2" fo:widows="2"/>
      <style:text-properties fo:font-variant="normal" fo:text-transform="none" fo:color="#0e85cd" style:font-name="DejaVu Serif4" fo:font-size="44pt" fo:language="en" fo:country="US" fo:font-style="normal" fo:font-weight="normal"/>
    </style:style>
    <style:style style:name="P5" style:family="paragraph" style:parent-style-name="OOoProductName" style:master-page-name="OOoTitlePage">
      <style:paragraph-properties style:page-number="auto"/>
    </style:style>
    <style:style style:name="P6" style:family="paragraph" style:parent-style-name="OOoCopyrightPage" style:master-page-name="OOoCopyright">
      <style:paragraph-properties style:page-number="auto"/>
    </style:style>
    <style:style style:name="P7" style:family="paragraph" style:parent-style-name="OOoTextBody" style:master-page-name="OOoFrontMatter">
      <style:paragraph-properties style:page-number="auto"/>
    </style:style>
    <style:style style:name="T1" style:family="text">
      <style:text-properties style:font-name="Times New Roman"/>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ache OpenOffice</text:p>
      <text:p text:style-name="OOoSubtitle">Version X.X</text:p>
      <text:p text:style-name="P4">&lt;Guide Name&gt;</text:p>
      <text:p text:style-name="OOoTextBody"/>
      <text:p text:style-name="OOoAuthor">AOO Documentation Team</text:p>
      <text:p text:style-name="OOoTextBody"/>
      <text:p text:style-name="OOoPageBreak"/>
      <text:p text:style-name="P6">Copyright</text:p>
      <text:p text:style-name="OOoTextBody">This document is Copyright <text:span text:style-name="T1">©</text:span> &lt;Year&gt;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lt;Date&gt; 2022. Based on Apache OpenOffice 4.1.</text:p>
      <text:p text:style-name="P7"/>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Text_20_body"/>
        </text:index-body>
      </text:table-of-conten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erif4" svg:font-family="'DejaVu Serif', serif"/>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text:p>
      </style:footer>
    </style:master-page>
    <style:master-page style:name="OOoFrontMatter" style:page-layout-name="Mpm7">
      <style:footer>
        <text:p text:style-name="MP2"><text:title>Apache OpenOffice® Getting Started Guide</text:title> | <text:page-number text:select-page="current">3</text:page-number></text:p>
      </style:footer>
      <style:footer-left>
        <text:p text:style-name="OOoFooter"><text:page-number text:select-page="current"/>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50M53S</meta:editing-duration>
    <meta:editing-cycles>9</meta:editing-cycles>
    <meta:generator>OpenOffice/4.1.13$Win32 OpenOffice.org_project/4113m1$Build-9810</meta:generator>
    <meta:creation-date>2022-09-16T13:24:26.62</meta:creation-date>
    <meta:initial-creator>Keith McKenna</meta:initial-creator>
    <meta:keyword>Version 4.1</meta:keyword>
    <dc:subject>Apache OpenOffice® User Guides</dc:subject>
    <dc:date>2022-12-07T16:03:18.67</dc:date>
    <dc:creator>Keith McKenna</dc:creator>
    <meta:document-statistic meta:table-count="0" meta:image-count="0" meta:object-count="0" meta:page-count="3" meta:paragraph-count="17" meta:word-count="160" meta:character-count="1118"/>
    <meta:user-defined meta:name="Info 1"/>
    <meta:user-defined meta:name="Info 2"/>
    <meta:user-defined meta:name="Info 3"/>
    <meta:user-defined meta:name="Info 4"/>
    <meta:template xlink:type="simple" xlink:actuate="onRequest" xlink:title="AOOdoc" xlink:href="../../../../../AppData/Roaming/OpenOffice/4/user/template/en-US/AOOdoc.ott" meta:date="2022-10-04T17:38:33.95"/>
  </office:meta>
</office:document-meta>
</file>